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139in" loext:contextual-spacing="false" fo:line-height="100%" fo:text-align="justify" style:justify-single-word="false" style:page-number="1"/>
    </style:style>
    <style:style style:name="P3"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9747g9lsva3n"/>Pępki świata</text:p>
      <text:p text:style-name="P3"><text:bookmark text:name="_edefp918v7z2"/>Bronixy i Hasbro</text:p>
      <text:p text:style-name="P1">To, o czym będzie traktował ten artykuł, nie dotyczy jedynie fandomu MLP. Dlatego nie czujcie się urażeni, że obrażam bronies, bo pragnę jedynie opisać pewne zjawisko, które pojawia się w każdym miejscu, w którym zbierze się większa grupa fanów czy członków jakiejś grupy. Jednak skupię się na bronies, ponieważ to jest magazyn kucykowy i to nasz fandom natchnął mnie, by napisać ten tekst.</text:p>
      <text:p text:style-name="P1">Dobra, a o co tak właściwie chodzi? No cóż, czasami mam wrażenie, że ludzie z fandomu wyobrażają sobie, że są pępkami świata, a całe My Little Pony powstało specjalnie dla nich. Ewentualnie uparcie nie chcą zrozumieć, że są fanami bajki dla małych dziewczynek. Efekty takiego myślenia są widoczne na forach internetowych i w grupach na Facebooku: narzekanie na zabawki od Hasbro czy na niewprowadzanie niektórych rzeczy do serialu.</text:p>
      <text:p text:style-name="P1">Powiem tak: bronies dla Hasbro praktycznie nie istnieją i powinniśmy się z tego cieszyć. Czemu? Bo korporacja nie blokuje handlu fandomowymi gadżetami oraz samej twórczości fanowskiej. A są firmy, które by to robiły i moglibyśmy się pożegnać ze wspaniałymi pluszakami, kubkami, podkładkami czy figurkami. Już nie mówiąc o rynku comissionów, w tym tych +18. Żeby się do kogoś przyczepili, to ta osoba musiałaby już naprawdę nieźle na to zarabiać i mieć styl wręcz identyczny z oryginałem. Dlatego problemy mieli JanAnimations i Mane6 – ten pierwszy osiągnął animację jak w serialu i zaczął z tego czerpać korzyści, a ci drudzy dosłownie wzięli pewne rzeczy z serialu. No i kuce były wręcz identyczne. Być może zrobili to ze względów wizerunkowych, by ich kuce nie kojarzyły się z pewnymi rzeczami.</text:p>
      <text:p text:style-name="P1">Dobrze, wyjaśniłam już, że dzięki temu, że Hasbro olewa 99% fandomowej działalności, to możemy cieszyć się wieloma fajnymi rzeczami, a część z nas jeszcze na tym zarobi. Nie powiedziałam za to, dlaczego tak się dzieje, a ma to dużo wspólnego z tematem tego artykułu. Bronies jest sporo, owszem. Patrząc na grupy na Facebooku i biorąc pod uwagę, że nie ma tam wszystkich bronies, a w dodatku spora część jest nieaktywna, to w Polsce jest nas może 3000. Z czego może połowa chodzi na ponymeety, a jeszcze mniej kupuje kucykowe gadżety, zwłaszcza fanowskie. Moda na wielkie kolekcje blindbagów i kucy do czesania dawno już minęła, a i wtedy objęła tak naprawdę nielicznych. Dla takiej firmy jak Hasbro to jest nic.</text:p>
      <text:p text:style-name="P1">Załóżmy, że w Polsce gadżety fanowskie kupiło 500 osób i to wliczając w to różne przypinki. Komiszy nie liczę, bo to zupełnie inny rynek. Świetnie, a teraz policzmy dziewczynki w wieku 4-10 lat. Patrząc na dane z 2010 roku, to będzie ich ok. 1 miliona. Co prawda nie wszystkie dziewczynki lubią kucyki, ale marka cieszy się wśród nich dużą popularnością, co obserwowałam w szkołach, w stajni i u dzieciaków spotykanych na ulicy. Dość powiedzieć, że kiedy robiłam przeglądy jamy ustnej w bytomskiej podstawówce, to większość dziewczynek miała rzeczy z kucykami. A przecież nie wszystkie noszą kucyki na wierzchu i pewnie mają coś jeszcze w domach.</text:p>
      <text:p text:style-name="P1">Jeśli porównamy liczbę bronies do ilości małych dziewczynek, to… bieda, Panie i Panowie. Jesteśmy kroplą w morzu kupujących kucykowe gadżety. Dlatego Hasbro nie czepia się ludzi, którzy robią pluszaki za tysiące dolarów, bo zablokowanie tych pluszaków nie sprawi, że bronies zaczną kupować tzw. mopy. Nie opłaca im się również robienie drogich serii kolekcjonerskich, które miałyby super jakość, ale byłyby droższe. Jasne, mamy Funko, mamy te inne chibi figurki, istnieje Guardians of Harmony. Tylko że one za granicą są tanie, więc zapewne są kupowane również dla dzieci.</text:p>
      <text:p text:style-name="P1">Tymczasem bronies regularnie czepiają się zabawek od Hasbro i “Ha, ha, kto to kupuje? Lol, ona ma znaczek z jednej strony i jaki rak!”. Zgodzę się z tym, że te zabawki są często brzydkie i kiepskiej jakości, ale małym dziewczynkom to raczej nie przeszkadza. Tak samo jak niezgodność z serialem. Bo widzicie, dzieci robią z tymi figurkami inne rzeczy niż stawianie na półkach i podziwianie. One się nimi bawią i dużą rolę odgrywa tu wyobraźnia. Nagle Twilight Sparkle zmienia się w księżniczkę Aurorę i nie ma żadnego Mane Six, a Applejack jest alikornem, który ciągnie rydwan lalki Barbie. Osobiście sadzałam na kucyki laleczki Lego (te większe), dawałam im do rąk miecze świetlne i zmuszałam do walki. To były piękne czasy.</text:p>
      <text:p text:style-name="P1">Stąd też dla wielu dzieciaków podróbki są spoko. Sama jako mała dziewczynka miałam tylko trzy oryginalne pucyki (z czego dwa z McDonald’s), a całą resztę stanowiły podróbki. I wiecie co? Wolałam podróbki, bo były ładniejsze, zgrabniejsze i bardziej koniowate. I nie obchodziły mnie żadne seriale i ówczesne odpowiedniki Mane 6 – wtedy w telewizji najczęściej dało się zobaczyć G1 i G3. Poza tym każda bajkowa postać, z którą miałam zabawkę, otrzymywała nowe imię, osobowość i historię.</text:p>
      <text:p text:style-name="P1">Z tego wszystkiego wynikają dwie rzeczy: zabawki dla dzieci mają się podobać dzieciom, być bezpieczne i trwałe. Przy tym dobrze, by były tanie, bo przeciętni rodzice niechętnie kupiliby pluszową Twilight za 300 zł, choćby była piękna i cudowna. Tymczasem oficjalne graty od Hasbro schodzą jak świeże bułeczki. Te brzydkie i mało podobne do serialu (i “Equestria Girls”) również.</text:p>
      <text:p text:style-name="P1">Zresztą, sama marka My Little Pony od zawsze służyła tylko i wyłącznie jako reklama zabawek. Dlatego G4 ma tak dużo odcinków i spin-offy. Zresztą, “Equestria Girls” są odpowiedzią na “Monster High”. Tak, dobrze widzicie. Hasbro odkryło, że jest zapotrzebowanie na dziwaczne i kolorowe lalki-nastolatki. Jak dotąd na tym rynku panował niemalże monopol firmy Mattel, do której należą Barbie, Monster High i Ever After High. Nie wiem, jak wyglądają zyski ze sprzedaży konioziemskich dziewczyn, ale pewnie całkiem nieźle, zważywszy na to, ile ładuje się w reklamę.</text:p>
      <text:p text:style-name="P1">Tak że, Panowie i Panie, oglądacie reklamę zabawek przeznaczonych dla małych dziewczynek. W dodatku świetnie się przy tym bawicie. Cóż, ja też. Niestety, ale chyba niektórzy mają problemy z przyswojeniem tej wiadomości. Serial musi być dostosowany dla dziecka, a co za tym idzie, nie musi być logiczny ani wewnętrznie spójny. My wiemy, że MLP jest bez sensu, ma fabułę dziurawą jak sito i potrafi sam sobie zaprzeczać. Dorosłe klacze, którymi są Mane Six, często zachowują się, jakby miały rozumki średnio rozgarniętych dwunastolatek, a ich problemy są dla dorosłego dość banalne. Chociaż muszę przyznać, że na tle innych bajek dla dzieci kucyki się pozytywnie wyróżniają, a całość podana jest w lekkiej i zabawnej formie, która nie budzi we mnie zażenowania.</text:p>
      <text:p text:style-name="P1">Tymczasem bronixy narzekają na serial już od sezonu drugiego. Bo: robią pod bronies, głupi Spike, alikorny, księżniczki, głupie to… Problem jest taki, że to jest właśnie to, co małe dziewczynki lubią najbardziej. Nie zdziwiłabym się, gdyby target serialu uwielbiał te okropne wpadki Spike’a, bo dzieci kochają ciapowatych sidekicków. Wystarczy spojrzeć na to, jaką popularnością cieszy się pewien bałwan z głową w kształcie sedesu. Olaf z “Krainy Lodu” – postać zupełnie niestrawna dla wielu dorosłych. Kiedy spojrzę na to, co lubiłam za dzieciaka, to czasami łapię się za głowę i mam ochotę cofnąć się w czasie tylko po to, by zabić tamtą Cahan za taki kijowy gust.</text:p>
      <text:p text:style-name="P1">Obawiam się, że w pewnym momencie “miłość do kucyków” opada i nagle dorośli ludzie odkrywają, że otaczają ich zabawki dla dzieci i serial przeznaczony przede wszystkim dla najmłodszych i ich rodziców. Jednak nie są w stanie tego zaakceptować i zaczynają się hejty na Hasbro, ponieważ nie daje im tego, co bronixy chciałyby naprawdę. Bo niestety, ale wiele kultowych odcinków sezonu pierwszego była naprawdę nudna i durna. Polecam recenzje starych odcinków autorstwa Kredke, które publikowane są na FGE. Czasami warto się zastanowić, czy naprawdę kiedyś było lepiej.</text:p>
      <text:p text:style-name="P1">Hasbro faktycznie idzie bronies na rękę, czego nie robiło u zarania fandomu. Produkowane są coraz lepsze serie zabawek, które mogą ucieszyć również kolekcjonerów. Mamy też świetne kucykowe komiksy. W serialu wrzucane są nienachalne nawiązania. Powiedziałabym, że to wszystko jest naprawdę super i należałoby doceniać to, że choć twórcy kucków generalnie mają nas gdzieś, to pod ich skrzydłami powstały również rzeczy, które nadają się dla dorosłego odbiorcy, a jednocześnie nie gorszą zatroskanych rodziców (madek nie liczę).</text:p>
      <text:p text:style-name="P1">Puenta tego artykułu jest prosta – cieszmy się MLP, ale zostawmy kucyki dzieciom, bo one jednak nie powstały dla nas. Fajnie jest odnaleźć w sobie wewnętrzne dziecko, gorzej, kiedy niszczymy je sami, czepiając się rzeczy, których czepiać się nie powinniśmy. Nie mówię, by bezkrytycznie podchodzić do serialu, zabawek i komiksów, ale zadbajmy o formę naszych wypowiedzi. Szczególnie, że niektórzy potrafią zupełnie poważnie wyzywać postacie kanoniczne (z serii “Celestia to stara ściera”), pisać o tym, jakie te zabawki są rakowe (“Ale to jest dziadowskie, znaczek z jednej strony i kolory w grzywie nie po kolei, syf, szajs, kto to kupuje” albo “Czemu te lalki mają kucykowe uszy i znaczki na twarzach… Buuuu! Raaaak!”), czy gadać głupoty na temat serialu (“Flurry jest alikornem! Syf! To psuje mój headcanon! Zabić! Za Twaroga i Pieroga!”). Autentyków nie zacytuję, bo co wrażliwsi czytelnicy mogliby zechcieć sięgnąć po mikser w celu pozbycia się oczu.</text:p>
      <text:p text:style-name="P1">Żeby nie było, to zdaję sobie sprawę, że często rzucałam różnymi żarcikami, które można by pod to podpiąć. Trollowałam, wyzłośliwiałam się i w ogóle niczego nie żałuję! I tak gwoli zakończenia: Pinkie Pie pije wodę z kałuży, a Fluttershy gniją strzałki! Bawcie się dobrze, ale nie traktujcie fandomu i kucyków zbyt poważnie, bo to rodzi patologie.</text:p>
      <text:p text:style-name="P1"/>
      <text:p text:style-name="P1">Obrazki:</text:p>
      <text:p text:style-name="P1"><text:a xlink:type="simple" xlink:href="https://discordthege.deviantart.com/art/I-wish-you-will-be-my-Valentine-730745130" text:style-name="Internet_20_link" text:visited-style-name="Visited_20_Internet_20_Link"><text:span text:style-name="T1">https://discordthege.deviantart.com/art/I-wish-you-will-be-my-Valentine-730745130</text:span></text:a></text:p>
      <text:p text:style-name="P1"><text:a xlink:type="simple" xlink:href="https://uotapo.deviantart.com/art/Seduce-Adagio-Dazzle-1of2-729539600" text:style-name="Internet_20_link" text:visited-style-name="Visited_20_Internet_20_Link"><text:span text:style-name="T1">https://uotapo.deviantart.com/art/Seduce-Adagio-Dazzle-1of2-729539600</text:span></text:a></text:p>
      <text:p text:style-name="P1"><text:a xlink:type="simple" xlink:href="https://dennyvixen.deviantart.com/art/Return-to-Equestria-712097889" text:style-name="Internet_20_link" text:visited-style-name="Visited_20_Internet_20_Link"><text:span text:style-name="T1">https://dennyvixen.deviantart.com/art/Return-to-Equestria-712097889</text:span></text:a></text:p>
      <text:p text:style-name="P1"><text:a xlink:type="simple" xlink:href="https://tyuubatu.deviantart.com/art/Captain-Celaeno-729181587" text:style-name="Internet_20_link" text:visited-style-name="Visited_20_Internet_20_Link"><text:span text:style-name="T1">https://tyuubatu.deviantart.com/art/Captain-Celaeno-729181587</text:span></text:a></text:p>
      <text:p text:style-name="P1"><text:a xlink:type="simple" xlink:href="https://cahandariella.deviantart.com/art/Angry-Rainbow-Dash-728268937" text:style-name="Internet_20_link" text:visited-style-name="Visited_20_Internet_20_Link"><text:span text:style-name="T1">https://cahandariella.deviantart.com/art/Angry-Rainbow-Dash-728268937</text:span></text:a></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1504" meta:character-count="9892" meta:non-whitespace-character-count="8408"/>
    <meta:generator>LibreOfficeDev/5.1.0.3$Linux_X86_64 LibreOffice_project/</meta:generator>
  </office:meta>
</office:document-meta>
</file>